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T America Standard" svg:font-family="'GT America Standard', Helvetica, 'Helvetica Neue', Arial, 'Segoe UI', Roboto, 'Droid Sans',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ce style:name="Times New Roman1" svg:font-family="'Times New Roman'" style:font-family-generic="roman" style:font-pitch="variable"/>
  </office:font-face-decls>
  <office:automatic-styles>
    <style:style style:name="P1"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style>
    <style:style style:name="P2" style:family="paragraph" style:parent-style-name="Text_20_body">
      <loext:graphic-properties draw:fill-gradient-name="gradient" draw:fill-hatch-name="hatch"/>
      <style:paragraph-properties fo:margin-top="0in" fo:margin-bottom="0in" style:contextual-spacing="false" fo:line-height="200%" fo:text-align="justify" style:justify-single-word="fals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style>
    <style:style style:name="P3" style:family="paragraph" style:parent-style-name="Text_20_body">
      <loext:graphic-properties draw:fill-gradient-name="gradient" draw:fill-hatch-name="hatch"/>
      <style:paragraph-properties fo:margin-top="0in" fo:margin-bottom="0in" style:contextual-spacing="false" fo:line-height="200%"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 style:family="paragraph" style:parent-style-name="Text_20_body">
      <loext:graphic-properties draw:fill-gradient-name="gradient" draw:fill-hatch-name="hatch"/>
      <style:paragraph-properties fo:margin-top="0in" fo:margin-bottom="0in" style:contextual-spacing="false" fo:line-height="200%" fo:text-align="justify" style:justify-single-word="fals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officeooo:rsid="000f58cc" officeooo:paragraph-rsid="000f58cc" style:text-blinking="false" fo:background-color="transparent" style:font-size-asian="12pt" style:font-size-complex="12pt"/>
    </style:style>
    <style:style style:name="P5" style:family="paragraph" style:parent-style-name="Text_20_body">
      <loext:graphic-properties draw:fill-gradient-name="gradient" draw:fill-hatch-name="hatch"/>
      <style:paragraph-properties fo:margin-top="0in" fo:margin-bottom="0in" style:contextual-spacing="false" fo:line-height="200%" fo:text-align="justify" style:justify-single-word="fals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officeooo:paragraph-rsid="000f58cc" style:text-blinking="false" fo:background-color="transparent" style:font-size-asian="12pt" style:font-size-complex="12pt"/>
    </style:style>
    <style:style style:name="P6" style:family="paragraph" style:parent-style-name="Text_20_body">
      <loext:graphic-properties draw:fill-gradient-name="gradient" draw:fill-hatch-name="hatch"/>
      <style:paragraph-properties fo:margin-top="0in" fo:margin-bottom="0in" style:contextual-spacing="false" fo:line-height="200%" fo:text-align="justify" style:justify-single-word="fals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officeooo:rsid="0010a3da" officeooo:paragraph-rsid="0010a3da" style:text-blinking="false" fo:background-color="transparent" style:font-size-asian="12pt" style:font-size-complex="12pt"/>
    </style:style>
    <style:style style:name="P7" style:family="paragraph" style:parent-style-name="Text_20_body">
      <loext:graphic-properties draw:fill-gradient-name="gradient" draw:fill-hatch-name="hatch"/>
      <style:paragraph-properties fo:margin-top="0in" fo:margin-bottom="0in" style:contextual-spacing="false" fo:line-height="200%" fo:text-align="justify" style:justify-single-word="false" style:writing-mode="lr-tb"/>
      <style:text-properties fo:font-variant="normal" fo:text-transform="none" fo:color="#000000" loext:opacity="100%" style:text-line-through-style="none" style:text-line-through-type="none" style:font-name="Times New Roman1" fo:font-size="14pt" fo:font-style="normal" style:text-underline-style="none" fo:font-weight="normal" style:text-blinking="false" fo:background-color="transparent"/>
    </style:style>
    <style:style style:name="P8" style:family="paragraph" style:parent-style-name="Text_20_body">
      <loext:graphic-properties draw:fill-gradient-name="gradient" draw:fill-hatch-name="hatch"/>
      <style:paragraph-properties fo:line-height="200%"/>
      <style:text-properties fo:font-size="12pt" style:font-size-asian="12pt" style:font-size-complex="12pt"/>
    </style:style>
    <style:style style:name="P9" style:family="paragraph" style:parent-style-name="Text_20_body">
      <loext:graphic-properties draw:fill-gradient-name="gradient" draw:fill-hatch-name="hatch"/>
      <style:paragraph-properties fo:margin-top="0in" fo:margin-bottom="0in" style:contextual-spacing="false" fo:line-height="200%" fo:text-align="justify" style:justify-single-word="false" style:writing-mode="lr-tb"/>
      <style:text-properties fo:font-variant="normal" fo:text-transform="none" fo:color="#000000" loext:opacity="100%" style:text-line-through-style="none" style:text-line-through-type="none" style:font-name="GT America Standard" fo:font-size="9.60000038146973pt" fo:letter-spacing="normal" fo:font-style="normal" style:text-underline-style="none" fo:font-weight="normal" officeooo:paragraph-rsid="000f58cc" style:text-blinking="false" fo:background-color="transparent" style:font-size-asian="12pt" style:font-size-complex="12pt"/>
    </style:style>
    <style:style style:name="P10" style:family="paragraph" style:parent-style-name="Text_20_body">
      <loext:graphic-properties draw:fill-gradient-name="gradient" draw:fill-hatch-name="hatch"/>
      <style:paragraph-properties fo:margin-top="0in" fo:margin-bottom="0in" style:contextual-spacing="false" fo:line-height="200%" fo:text-align="justify" style:justify-single-word="false" style:writing-mode="lr-tb"/>
      <style:text-properties fo:font-variant="normal" fo:text-transform="none" fo:color="#000000" loext:opacity="100%" style:text-line-through-style="none" style:text-line-through-type="none" style:font-name="GT America Standard" fo:font-size="12pt" fo:letter-spacing="normal" fo:font-style="normal" style:text-underline-style="none" fo:font-weight="normal" style:text-blinking="false" fo:background-color="transparent" style:font-size-asian="12pt" style:font-size-complex="12pt"/>
    </style:style>
    <style:style style:name="P11" style:family="paragraph" style:parent-style-name="Text_20_body">
      <loext:graphic-properties draw:fill-gradient-name="gradient" draw:fill-hatch-name="hatch"/>
      <style:paragraph-properties fo:margin-top="0in" fo:margin-bottom="0in" style:contextual-spacing="false" fo:line-height="200%" fo:text-align="justify" style:justify-single-word="false" style:writing-mode="lr-tb"/>
      <style:text-properties fo:font-variant="normal" fo:text-transform="none" fo:color="#000000" loext:opacity="100%" style:text-line-through-style="none" style:text-line-through-type="none" style:font-name="Times New Roman1" fo:font-size="12pt" fo:letter-spacing="normal" fo:font-style="normal" style:text-underline-style="none" fo:font-weight="normal" officeooo:rsid="000f58cc" officeooo:paragraph-rsid="000f58cc" style:text-blinking="false" fo:background-color="transparent" style:font-size-asian="12pt" style:font-size-complex="12pt"/>
    </style:style>
    <style:style style:name="P12" style:family="paragraph" style:parent-style-name="Text_20_body">
      <loext:graphic-properties draw:fill-gradient-name="gradient" draw:fill-hatch-name="hatch"/>
      <style:paragraph-properties fo:margin-top="0in" fo:margin-bottom="0in" style:contextual-spacing="false" fo:line-height="200%" fo:text-align="justify" style:justify-single-word="fals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officeooo:rsid="0010a3da" officeooo:paragraph-rsid="000f58cc" style:text-blinking="false" fo:background-color="transparent" style:font-size-asian="12pt" style:font-size-complex="12pt"/>
    </style:style>
    <style:style style:name="P13" style:family="paragraph" style:parent-style-name="Text_20_body">
      <loext:graphic-properties draw:fill-gradient-name="gradient" draw:fill-hatch-name="hatch"/>
      <style:paragraph-properties fo:margin-top="0in" fo:margin-bottom="0in" style:contextual-spacing="false" fo:line-height="200%"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4" style:family="paragraph" style:parent-style-name="Text_20_body">
      <loext:graphic-properties draw:fill-gradient-name="gradient" draw:fill-hatch-name="hatch"/>
      <style:paragraph-properties fo:margin-top="0in" fo:margin-bottom="0in" style:contextual-spacing="false" fo:line-height="200%"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rsid="0014bc59" officeooo:paragraph-rsid="0014bc59" style:text-blinking="false" fo:background-color="transparent" style:font-size-asian="12pt" style:font-weight-asian="bold" style:font-size-complex="12pt" style:font-weight-complex="bold"/>
    </style:style>
    <style:style style:name="P15" style:family="paragraph" style:parent-style-name="Text_20_body">
      <style:text-properties fo:font-weight="normal"/>
    </style:style>
    <style:style style:name="T1" style:family="text">
      <style:text-properties fo:letter-spacing="normal"/>
    </style:style>
    <style:style style:name="T2" style:family="text">
      <style:text-properties fo:letter-spacing="normal" fo:font-style="italic"/>
    </style:style>
    <style:style style:name="T3" style:family="text">
      <style:text-properties fo:font-style="italic" style:font-style-asian="italic" style:font-style-complex="italic"/>
    </style:style>
    <style:style style:name="T4" style:family="text">
      <style:text-properties officeooo:rsid="0010aeae"/>
    </style:style>
    <style:style style:name="T5" style:family="text">
      <style:text-properties officeooo:rsid="00112661"/>
    </style:style>
    <style:style style:name="T6" style:family="text">
      <style:text-properties officeooo:rsid="00131004"/>
    </style:style>
    <style:style style:name="T7" style:family="text">
      <style:text-properties officeooo:rsid="0014bc59"/>
    </style:style>
    <style:style style:name="T8" style:family="text">
      <style:text-properties fo:font-size="14pt" style:font-size-asian="14pt" style:font-size-complex="14pt"/>
    </style:style>
    <style:style style:name="T9" style:family="text">
      <style:text-properties officeooo:rsid="000f58cc"/>
    </style:style>
    <style:style style:name="T10" style:family="text">
      <style:text-properties officeooo:rsid="0016a14c"/>
    </style:style>
    <style:style style:name="T11" style:family="text">
      <style:text-properties officeooo:rsid="00188f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tab/><text:tab/><text:tab/><text:tab/><text:tab/><text:span text:style-name="T8">The report writing</text:span></text:p>
      <text:p text:style-name="P3"><text:bookmark text:name="docs-internal-guid-7658751f-7fff-c06e-555a-86f64b8499e1"/>As we know, Bangladesh is an independent country. Our liberation war occurred in 1971. Because of this war, many people died at that time. Our country’s economic condition, education system, political situation, and all kinds of development of the country’s infrastructure were hindered due to this war. My family lived in Dinajpur. <text:span text:style-name="T10">So I took the interview of my father. He has described the economic, political and various types of situations during the war. T</text:span>he Dinajpur region was included in sector 9 and the sector commander was Major Abu Osman. <text:span text:style-name="T10">Because of the liberation war, we got an independent country. In this report I will try to explain the conditions of our country at that time. </text:span>  </text:p>
      <text:p text:style-name="P8"/>
      <text:p text:style-name="P3">Now, I will discuss the economic situation of our country during the liberation war in 1971. First of all, because of the liberation war, the economic condition of our country was destroyed. The country was not divided at all during the liberation war. Most of cases the West Pakistan government did not support the East Pakistan people<text:span text:style-name="T10">.</text:span><text:span text:style-name="T4"> </text:span>We knew that our country was an agricultural-based country during that time. But most of the time, the West Pakistan Government always tried to neglect the success and the valuable resources of East Pakistan. They did not help us to provide our fundamental rights. Because of this, poverty, basic medical care, and food shortage often persisted. <text:span text:style-name="T5">As my father mentioned, “During the war of liberation, the economic condition of the country was stagnant, business and trade were closed, money was not in the hands of people, and production and agriculture were completely destroyed”.</text:span> During the war of liberation, the situation was so bad that many people died of starvation. Most of the people of our country <text:span text:style-name="T10">were</text:span> affected by business work, losses in agriculture, and per ca-pita income greatly. In this way, they destroyed our country economically which was caused by the devastation.</text:p>
      <text:p text:style-name="P8"/>
      <text:p text:style-name="P3"><text:soft-page-break/>Now, I will discuss the political situation of our country during the liberation war in 1971. The political situation of our country was not satisfactory at all. Though the majority of the people of our country voted for our political leader Sheikh Mujib Ur Rahman yet the Pakistani leaders did not give the power to our democratic leader. That is why the whole political system was destroyed. <text:span text:style-name="T6">As my father again mentioned, “The political situation was sealed, the invading forces killed many people indiscriminately on 25 March and all political figures went into hiding and fled to India and planned how </text:span><text:span text:style-name="T11">to </text:span><text:span text:style-name="T6">get independence”.</text:span> At that time, East Pakistan had a large population. We know that the Awami League was led by Sheikh Mujib Ur Rahman at that time who won a massive general election. All the people of East Pakistan voted for Awami League. But unfortunately, the West Pakistan leaders refused to give political power to Sheikh Mujib Ur Rahman. Because of this, a massive mass movement and monarchy started in the Bengali nation and formed the liberation army on its own initiative to achieve independence. Due to the planned conspiracies of external leaders, the political monarchy multiplied and Pakistan received support from the USA and China. But India supported the Bengali people. The conflict eventually escalated into a nine <text:span text:style-name="T11">month war.</text:span></text:p>
      <text:p text:style-name="P3"/>
      <text:p text:style-name="P3">Now I will discuss the situation of people in Bangladesh during the liberation war. As we know because of the liberation war, most of the people lost their homeland and business. The whole economic rate was destroyed. People had a dream only to live. The West Pakistan leaders started oppressing the innocent people of our country. <text:span text:style-name="T6">As my father further mentioned, “All those who want to save their lives go to the neighboring country of India and take refuge </text:span><text:span text:style-name="T7">according to their ability”.</text:span>Many people were killed, and many women were raped. The houses of the villagers were burnt by the Pakistani forces. <text:span text:style-name="T11">The Razakar and Albodor people deceived the people of our country. They used to help the Pakistani military to kill the freedom fighters. </text:span>Looting, and torture, in these silos, were daily things. In these situations, only India came to help us. </text:p>
      <text:p text:style-name="P8"/>
      <text:p text:style-name="P3"><text:soft-page-break/>Now I will discuss, the contribution of India during the liberation war. As we know India played a very important role in the independence of our country. They provided us with military and humanitarian support. Many refugees escaped from our country to India. India opened the border and did a great job. India provided military training and arms to our Mukti Bahini. India also provided us with air and ground support. Indian soldiers also participated in the war with the <text:span text:style-name="T11">Bengalis</text:span> and they sided with Bangladesh till the <text:span text:style-name="T11">last day of</text:span> victory. India also played a leading role in providing support to Bangladesh in the international area in response to military support. </text:p>
      <text:p text:style-name="P8"/>
      <text:p text:style-name="P3">Now I will discuss how the Pakistani military oppressed the people of Bangladesh. The Pakistani army ha<text:span text:style-name="T11">d</text:span> taken the scrupulous and amateurs of this country. More than three million people were murdered at that time by the Pakistani military. They raped too many women and persecuted them in the name of brutality. They used to take many girls from the village and killed them. It can be said that brutality towards Bengalis was an example of extreme human rights violations by Pakistani forces.</text:p>
      <text:p text:style-name="P8"/>
      <text:p text:style-name="P3">Now I will discuss how the people of Bangladesh fought against the Pakistani army. Bengali Mukti Bahini fought against the Pakistani invaders with great courage. They brought training from India and fought against the invading Pakistani forces. They conducted the war in different ways. They formatted the Mukti Bahini and Guerrilla Warfare. In the war, a lot of women also participated. Bengali came to the streets with common slogans and weapons and fought against the Pakistanis. The support from India made the people of the country more courageous.</text:p>
      <text:p text:style-name="P8"/>
      <text:p text:style-name="P3">Finally, we can say that the achievement of our liberation was not easy at all. The freedom fighters fought bravely and gave us a free nation. That is why we found an independent country. So, we have to be respectful to our freedom fighters. Their contribution was really great.</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
      <text:p text:style-name="P9"/>
      <text:p text:style-name="P3"/>
      <text:p text:style-name="P3"><text:soft-page-break/></text:p>
      <text:p text:style-name="P3"/>
      <text:p text:style-name="P3"/>
      <text:p text:style-name="P3"/>
      <text:p text:style-name="P3"/>
      <text:p text:style-name="P3"/>
      <text:p text:style-name="P3"/>
      <text:p text:style-name="P3"/>
      <text:p text:style-name="P3"/>
      <text:p text:style-name="P10"/>
      <text:p text:style-name="P11"/>
      <text:p text:style-name="P4"/>
      <text:p text:style-name="P7"/>
      <text:p text:style-name="P2"/>
      <text:p text:style-name="P2"/>
      <text:p text:style-name="P2"/>
      <text:p text:style-name="P2"/>
      <text:p text:style-name="P2"/>
      <text:p text:style-name="P1"/>
      <text:p text:style-name="P1"/>
      <text:p text:style-name="P1"/>
      <text:p text:style-name="P1"/>
      <text:p text:style-name="P1"/>
      <text:p text:style-name="P1"/>
      <text:p text:style-name="P1"/>
      <text:p text:style-name="P15"><text:soft-page-break/><text:line-break/><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T America Standard" svg:font-family="'GT America Standard', Helvetica, 'Helvetica Neue', Arial, 'Segoe UI', Roboto, 'Droid Sans',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ce style:name="Times New Roman1"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20T19:50:34.170000000</meta:creation-date>
    <meta:editing-duration>PT19M10S</meta:editing-duration>
    <meta:editing-cycles>3</meta:editing-cycles>
    <meta:generator>LibreOffice/7.3.4.2$Windows_X86_64 LibreOffice_project/728fec16bd5f605073805c3c9e7c4212a0120dc5</meta:generator>
    <dc:date>2023-03-20T20:51:28.472000000</dc:date>
    <meta:document-statistic meta:table-count="0" meta:image-count="0" meta:object-count="0" meta:page-count="6" meta:paragraph-count="10" meta:word-count="1017" meta:character-count="6138" meta:non-whitespace-character-count="5118"/>
  </office:meta>
</office:document-meta>
</file>